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0.79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ff00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ffff00"/>
      <style:text-properties fo:color="#8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number-columns-repeated="1017" table:default-cell-style-name="ce7"/>
        <table:table-row table:style-name="ro1">
          <table:table-cell table:style-name="ce6" office:value-type="string" calcext:value-type="string">
            <text:p>Test Year</text:p>
          </table:table-cell>
          <table:table-cell table:style-name="ce6" office:value-type="string" calcext:value-type="string">
            <text:p>Feature Set</text:p>
          </table:table-cell>
          <table:table-cell table:style-name="ce6" office:value-type="string" calcext:value-type="string">
            <text:p>Model</text:p>
          </table:table-cell>
          <table:table-cell table:style-name="ce13" office:value-type="string" calcext:value-type="string">
            <text:p>Mean Squared Error</text:p>
          </table:table-cell>
          <table:table-cell table:style-name="ce13" office:value-type="string" calcext:value-type="string">
            <text:p>Explained Variance</text:p>
          </table:table-cell>
          <table:table-cell table:style-name="ce6" office:value-type="string" calcext:value-type="string">
            <text:p>Rank</text:p>
          </table:table-cell>
          <table:table-cell table:style-name="ce6" office:value-type="string" calcext:value-type="string">
            <text:p>Parameters</text:p>
          </table:table-cell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8.4604956691" calcext:value-type="float">
            <text:p>98.4604956691</text:p>
          </table:table-cell>
          <table:table-cell office:value-type="float" office:value="0.229112985258" calcext:value-type="float">
            <text:p>0.22911298525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1.2804876845" calcext:value-type="float">
            <text:p>41.2804876845</text:p>
          </table:table-cell>
          <table:table-cell office:value-type="float" office:value="0.633283816914" calcext:value-type="float">
            <text:p>0.633283816914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3.5368607592" calcext:value-type="float">
            <text:p>33.5368607592</text:p>
          </table:table-cell>
          <table:table-cell office:value-type="float" office:value="0.695621279593" calcext:value-type="float">
            <text:p>0.695621279593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4.8155790581" calcext:value-type="float">
            <text:p>34.8155790581</text:p>
          </table:table-cell>
          <table:table-cell office:value-type="float" office:value="0.679299411535" calcext:value-type="float">
            <text:p>0.679299411535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3.1266847449" calcext:value-type="float">
            <text:p>33.1266847449</text:p>
          </table:table-cell>
          <table:table-cell office:value-type="float" office:value="0.697757919346" calcext:value-type="float">
            <text:p>0.697757919346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4.5056949937" calcext:value-type="float">
            <text:p>34.5056949937</text:p>
          </table:table-cell>
          <table:table-cell office:value-type="float" office:value="0.682772951849" calcext:value-type="float">
            <text:p>0.682772951849</text:p>
          </table:table-cell>
          <table:table-cell table:number-columns-repeated="1019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8" office:value-type="string" calcext:value-type="string">
            <text:p>3-Smaller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32.2835583027" calcext:value-type="float">
            <text:p>32.2835583027</text:p>
          </table:table-cell>
          <table:table-cell table:style-name="ce8" office:value-type="float" office:value="0.704979689854" calcext:value-type="float">
            <text:p>0.70497968985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'bootstrap': True, 'max_depth': 3, 'max_features': 'sqrt', 'min_samples_leaf': 4, 'min_samples_split': 2, 'n_estimators': 100</text:p>
          </table:table-cell>
          <table:table-cell table:style-name="ce8"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4.8737253918" calcext:value-type="float">
            <text:p>34.8737253918</text:p>
          </table:table-cell>
          <table:table-cell office:value-type="float" office:value="0.678174227738" calcext:value-type="float">
            <text:p>0.678174227738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3.3003638183" calcext:value-type="float">
            <text:p>33.3003638183</text:p>
          </table:table-cell>
          <table:table-cell office:value-type="float" office:value="0.696249316817" calcext:value-type="float">
            <text:p>0.696249316817</text:p>
          </table:table-cell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2.5924198761" calcext:value-type="float">
            <text:p>32.5924198761</text:p>
          </table:table-cell>
          <table:table-cell office:value-type="float" office:value="0.701626659209" calcext:value-type="float">
            <text:p>0.701626659209</text:p>
          </table:table-cell>
          <table:table-cell table:number-columns-repeated="1019"/>
        </table:table-row>
        <table:table-row table:style-name="ro2">
          <table:table-cell table:style-name="ce11" office:value-type="float" office:value="2011" calcext:value-type="float">
            <text:p>2011</text:p>
          </table:table-cell>
          <table:table-cell table:style-name="ce11" office:value-type="string" calcext:value-type="string">
            <text:p>2-Small</text:p>
          </table:table-cell>
          <table:table-cell table:style-name="ce11" office:value-type="string" calcext:value-type="string">
            <text:p>Gradient Boosting</text:p>
          </table:table-cell>
          <table:table-cell table:style-name="ce11" office:value-type="float" office:value="31.7860121254" calcext:value-type="float">
            <text:p>31.7860121254</text:p>
          </table:table-cell>
          <table:table-cell table:style-name="ce11" office:value-type="float" office:value="0.70693336315" calcext:value-type="float">
            <text:p>0.706933363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'learning_rate': 0.01, 'max_depth': 3, 'max_features': None, 'n_estimators': 100, 'subsample': 0.5</text:p>
          </table:table-cell>
          <table:table-cell table:style-name="ce11"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33.5297164056" calcext:value-type="float">
            <text:p>33.5297164056</text:p>
          </table:table-cell>
          <table:table-cell office:value-type="float" office:value="0.696227782705" calcext:value-type="float">
            <text:p>0.696227782705</text:p>
          </table:table-cell>
          <table:table-cell/>
          <table:table-cell office:value-type="string" calcext:value-type="string">
            <text:p>'learning_rate': 0.01, 'max_depth': 3, 'max_features': 'sqrt', 'n_estimators': 300, 'subsample': 0.5</text:p>
          </table:table-cell>
          <table:table-cell table:number-columns-repeated="1017"/>
        </table:table-row>
        <table:table-row table:style-name="ro2">
          <table:table-cell table:style-name="ce8" office:value-type="float" office:value="2011" calcext:value-type="float">
            <text:p>2011</text:p>
          </table:table-cell>
          <table:table-cell table:style-name="ce8" office:value-type="string" calcext:value-type="string">
            <text:p>4-Smallest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32.468969484" calcext:value-type="float">
            <text:p>32.468969484</text:p>
          </table:table-cell>
          <table:table-cell table:style-name="ce8" office:value-type="float" office:value="0.700986399682" calcext:value-type="float">
            <text:p>0.70098639968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'learning_rate': 0.01, 'max_depth': 3, 'max_features': None, 'n_estimators': 100, 'subsample': 1.0</text:p>
          </table:table-cell>
          <table:table-cell table:style-name="ce8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95.0030779207" calcext:value-type="float">
            <text:p>95.0030779207</text:p>
          </table:table-cell>
          <table:table-cell office:value-type="float" office:value="0.436756427391" calcext:value-type="float">
            <text:p>0.436756427391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42.7942765797" calcext:value-type="float">
            <text:p>42.7942765797</text:p>
          </table:table-cell>
          <table:table-cell office:value-type="float" office:value="0.746434499839" calcext:value-type="float">
            <text:p>0.746434499839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3.3948788507" calcext:value-type="float">
            <text:p>43.3948788507</text:p>
          </table:table-cell>
          <table:table-cell office:value-type="float" office:value="0.742760015333" calcext:value-type="float">
            <text:p>0.742760015333</text:p>
          </table:table-cell>
          <table:table-cell table:number-columns-repeated="1019"/>
        </table:table-row>
        <table:table-row table:style-name="ro2">
          <table:table-cell table:style-name="ce8" office:value-type="float" office:value="2012" calcext:value-type="float">
            <text:p>2012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39.1608014843" calcext:value-type="float">
            <text:p>39.1608014843</text:p>
          </table:table-cell>
          <table:table-cell table:style-name="ce8" office:value-type="float" office:value="0.768258707726" calcext:value-type="float">
            <text:p>0.768258707726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41.721972146" calcext:value-type="float">
            <text:p>41.721972146</text:p>
          </table:table-cell>
          <table:table-cell office:value-type="float" office:value="0.752811118025" calcext:value-type="float">
            <text:p>0.752811118025</text:p>
          </table:table-cell>
          <table:table-cell table:number-columns-repeated="1019"/>
        </table:table-row>
        <table:table-row table:style-name="ro2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Linear Regression</text:p>
          </table:table-cell>
          <table:table-cell table:style-name="ce11" office:value-type="float" office:value="39.0211696039" calcext:value-type="float">
            <text:p>39.0211696039</text:p>
          </table:table-cell>
          <table:table-cell table:style-name="ce11" office:value-type="float" office:value="0.769081256312" calcext:value-type="float">
            <text:p>0.76908125631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2.8388839517" calcext:value-type="float">
            <text:p>42.8388839517</text:p>
          </table:table-cell>
          <table:table-cell office:value-type="float" office:value="0.746215849224" calcext:value-type="float">
            <text:p>0.746215849224</text:p>
          </table:table-cell>
          <table:table-cell table:number-columns-repeated="1019"/>
        </table:table-row>
        <table:table-row table:style-name="ro2">
          <table:table-cell table:style-name="ce8" office:value-type="float" office:value="2012" calcext:value-type="float">
            <text:p>2012</text:p>
          </table:table-cell>
          <table:table-cell table:style-name="ce8" office:value-type="string" calcext:value-type="string">
            <text:p>4-Smallest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40.5932706377" calcext:value-type="float">
            <text:p>40.5932706377</text:p>
          </table:table-cell>
          <table:table-cell table:style-name="ce8" office:value-type="float" office:value="0.759743817265" calcext:value-type="float">
            <text:p>0.75974381726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43.1415317968" calcext:value-type="float">
            <text:p>43.1415317968</text:p>
          </table:table-cell>
          <table:table-cell office:value-type="float" office:value="0.744408410595" calcext:value-type="float">
            <text:p>0.744408410595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2.7058383058" calcext:value-type="float">
            <text:p>42.7058383058</text:p>
          </table:table-cell>
          <table:table-cell office:value-type="float" office:value="0.747907486054" calcext:value-type="float">
            <text:p>0.747907486054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42.1382126345" calcext:value-type="float">
            <text:p>42.1382126345</text:p>
          </table:table-cell>
          <table:table-cell office:value-type="float" office:value="0.750494653793" calcext:value-type="float">
            <text:p>0.750494653793</text:p>
          </table:table-cell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42.4705401272" calcext:value-type="float">
            <text:p>42.4705401272</text:p>
          </table:table-cell>
          <table:table-cell office:value-type="float" office:value="0.748605780824" calcext:value-type="float">
            <text:p>0.748605780824</text:p>
          </table:table-cell>
          <table:table-cell/>
          <table:table-cell office:value-type="string" calcext:value-type="string">
            <text:p>'learning_rate': 0.01, 'max_depth': 3, 'max_features': 'sqrt', 'n_estimators': 300, 'subsample': 1.0</text:p>
          </table:table-cell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41.812298279" calcext:value-type="float">
            <text:p>41.812298279</text:p>
          </table:table-cell>
          <table:table-cell office:value-type="float" office:value="0.752431810448" calcext:value-type="float">
            <text:p>0.75243181044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52.8757511112" calcext:value-type="float">
            <text:p>52.8757511112</text:p>
          </table:table-cell>
          <table:table-cell office:value-type="float" office:value="0.730165433366" calcext:value-type="float">
            <text:p>0.730165433366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2.3329143127" calcext:value-type="float">
            <text:p>32.3329143127</text:p>
          </table:table-cell>
          <table:table-cell office:value-type="float" office:value="0.831449375215" calcext:value-type="float">
            <text:p>0.831449375215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7.9420051925" calcext:value-type="float">
            <text:p>27.9420051925</text:p>
          </table:table-cell>
          <table:table-cell office:value-type="float" office:value="0.854192350838" calcext:value-type="float">
            <text:p>0.854192350838</text:p>
          </table:table-cell>
          <table:table-cell table:number-columns-repeated="1019"/>
        </table:table-row>
        <table:table-row table:style-name="ro2"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25.8829161126" calcext:value-type="float">
            <text:p>25.8829161126</text:p>
          </table:table-cell>
          <table:table-cell table:style-name="ce8" office:value-type="float" office:value="0.864825210962" calcext:value-type="float">
            <text:p>0.86482521096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8"/>
        </table:table-row>
        <table:table-row table:style-name="ro2"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26.5902570559" calcext:value-type="float">
            <text:p>26.5902570559</text:p>
          </table:table-cell>
          <table:table-cell table:style-name="ce8" office:value-type="float" office:value="0.861387086381" calcext:value-type="float">
            <text:p>0.86138708638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'bootstrap': False, 'max_depth': 3, 'max_features': 'sqrt', 'min_samples_leaf': 1, 'min_samples_split': 2, 'n_estimators': 500</text:p>
          </table:table-cell>
          <table:table-cell table:style-name="ce8" table:number-columns-repeated="1017"/>
        </table:table-row>
        <table:table-row table:style-name="ro2">
          <table:table-cell table:style-name="ce11" office:value-type="float" office:value="2013" calcext:value-type="float">
            <text:p>2013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Linear Regression</text:p>
          </table:table-cell>
          <table:table-cell table:style-name="ce11" office:value-type="float" office:value="25.6802635136" calcext:value-type="float">
            <text:p>25.6802635136</text:p>
          </table:table-cell>
          <table:table-cell table:style-name="ce11" office:value-type="float" office:value="0.865883643033" calcext:value-type="float">
            <text:p>0.86588364303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1018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26.7334449937" calcext:value-type="float">
            <text:p>26.7334449937</text:p>
          </table:table-cell>
          <table:table-cell office:value-type="float" office:value="0.860402800664" calcext:value-type="float">
            <text:p>0.86040280066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7.7259099784" calcext:value-type="float">
            <text:p>27.7259099784</text:p>
          </table:table-cell>
          <table:table-cell office:value-type="float" office:value="0.855200650374" calcext:value-type="float">
            <text:p>0.855200650374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7.7565069431" calcext:value-type="float">
            <text:p>27.7565069431</text:p>
          </table:table-cell>
          <table:table-cell office:value-type="float" office:value="0.855084676228" calcext:value-type="float">
            <text:p>0.855084676228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28.6169957505" calcext:value-type="float">
            <text:p>28.6169957505</text:p>
          </table:table-cell>
          <table:table-cell office:value-type="float" office:value="0.8507287159" calcext:value-type="float">
            <text:p>0.8507287159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Gradient Boosting</text:p>
          </table:table-cell>
          <table:table-cell office:value-type="float" office:value="28.7085867654" calcext:value-type="float">
            <text:p>28.7085867654</text:p>
          </table:table-cell>
          <table:table-cell office:value-type="float" office:value="0.850347138731" calcext:value-type="float">
            <text:p>0.850347138731</text:p>
          </table:table-cell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8.7405505178" calcext:value-type="float">
            <text:p>28.7405505178</text:p>
          </table:table-cell>
          <table:table-cell office:value-type="float" office:value="0.85007772308" calcext:value-type="float">
            <text:p>0.85007772308</text:p>
          </table:table-cell>
          <table:table-cell/>
          <table:table-cell office:value-type="string" calcext:value-type="string">
            <text:p>'learning_rate': 0.01, 'max_depth': 3, 'max_features': 'sqrt', 'n_estimators': 100, 'subsample': 1.0</text:p>
          </table:table-cell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30.343221001" calcext:value-type="float">
            <text:p>30.343221001</text:p>
          </table:table-cell>
          <table:table-cell office:value-type="float" office:value="0.842021800637" calcext:value-type="float">
            <text:p>0.842021800637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9.4439037926" calcext:value-type="float">
            <text:p>69.4439037926</text:p>
          </table:table-cell>
          <table:table-cell office:value-type="float" office:value="0.381455572077" calcext:value-type="float">
            <text:p>0.381455572077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23.7747612136" calcext:value-type="float">
            <text:p>23.7747612136</text:p>
          </table:table-cell>
          <table:table-cell office:value-type="float" office:value="0.766039773412" calcext:value-type="float">
            <text:p>0.7660397734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21.6231703738" calcext:value-type="float">
            <text:p>21.6231703738</text:p>
          </table:table-cell>
          <table:table-cell office:value-type="float" office:value="0.785530661278" calcext:value-type="float">
            <text:p>0.785530661278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21.7108909342" calcext:value-type="float">
            <text:p>21.7108909342</text:p>
          </table:table-cell>
          <table:table-cell office:value-type="float" office:value="0.785649540764" calcext:value-type="float">
            <text:p>0.785649540764</text:p>
          </table:table-cell>
          <table:table-cell table:number-columns-repeated="1019"/>
        </table:table-row>
        <table:table-row table:style-name="ro2">
          <table:table-cell table:style-name="ce8" office:value-type="float" office:value="2014" calcext:value-type="float">
            <text:p>2014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Random Forest</text:p>
          </table:table-cell>
          <table:table-cell table:style-name="ce8" office:value-type="float" office:value="21.3979102313" calcext:value-type="float">
            <text:p>21.3979102313</text:p>
          </table:table-cell>
          <table:table-cell table:style-name="ce8" office:value-type="float" office:value="0.787466295041" calcext:value-type="float">
            <text:p>0.78746629504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'bootstrap': True, 'max_depth': 3, 'max_features': 'sqrt', 'min_samples_leaf': 1, 'min_samples_split': 2, 'n_estimators': 300</text:p>
          </table:table-cell>
          <table:table-cell table:style-name="ce8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21.6604146555" calcext:value-type="float">
            <text:p>21.6604146555</text:p>
          </table:table-cell>
          <table:table-cell office:value-type="float" office:value="0.786238451181" calcext:value-type="float">
            <text:p>0.786238451181</text:p>
          </table:table-cell>
          <table:table-cell table:number-columns-repeated="1019"/>
        </table:table-row>
        <table:table-row table:style-name="ro2"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Random Forest</text:p>
          </table:table-cell>
          <table:table-cell table:style-name="ce11" office:value-type="float" office:value="21.2475769615" calcext:value-type="float">
            <text:p>21.2475769615</text:p>
          </table:table-cell>
          <table:table-cell table:style-name="ce11" office:value-type="float" office:value="0.788980534627" calcext:value-type="float">
            <text:p>0.78898053462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'bootstrap': True, 'max_depth': 3, 'max_features': 'sqrt', 'min_samples_leaf': 2, 'min_samples_split': 2, 'n_estimators': 500</text:p>
          </table:table-cell>
          <table:table-cell table:style-name="ce11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22.0765945544" calcext:value-type="float">
            <text:p>22.0765945544</text:p>
          </table:table-cell>
          <table:table-cell office:value-type="float" office:value="0.78178779245" calcext:value-type="float">
            <text:p>0.78178779245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23.2648720143" calcext:value-type="float">
            <text:p>23.2648720143</text:p>
          </table:table-cell>
          <table:table-cell office:value-type="float" office:value="0.769014322312" calcext:value-type="float">
            <text:p>0.769014322312</text:p>
          </table:table-cell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23.0432481323" calcext:value-type="float">
            <text:p>23.0432481323</text:p>
          </table:table-cell>
          <table:table-cell office:value-type="float" office:value="0.773996702567" calcext:value-type="float">
            <text:p>0.773996702567</text:p>
          </table:table-cell>
          <table:table-cell table:number-columns-repeated="1019"/>
        </table:table-row>
        <table:table-row table:style-name="ro2">
          <table:table-cell table:style-name="ce8" office:value-type="float" office:value="2014" calcext:value-type="float">
            <text:p>2014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21.6067243231" calcext:value-type="float">
            <text:p>21.6067243231</text:p>
          </table:table-cell>
          <table:table-cell table:style-name="ce8" office:value-type="float" office:value="0.785285336418" calcext:value-type="float">
            <text:p>0.7852853364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'learning_rate': 0.01, 'max_depth': 3, 'max_features': 'sqrt', 'n_estimators': 100, 'subsample': 1.0</text:p>
          </table:table-cell>
          <table:table-cell table:style-name="ce8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Gradient Boosting</text:p>
          </table:table-cell>
          <table:table-cell office:value-type="float" office:value="22.7745500148" calcext:value-type="float">
            <text:p>22.7745500148</text:p>
          </table:table-cell>
          <table:table-cell office:value-type="float" office:value="0.774261240283" calcext:value-type="float">
            <text:p>0.774261240283</text:p>
          </table:table-cell>
          <table:table-cell/>
          <table:table-cell office:value-type="string" calcext:value-type="string">
            <text:p>'learning_rate': 0.01, 'max_depth': 3, 'max_features': 'sqrt', 'n_estimators': 300, 'subsample': 1.0</text:p>
          </table:table-cell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25.8159516375" calcext:value-type="float">
            <text:p>25.8159516375</text:p>
          </table:table-cell>
          <table:table-cell office:value-type="float" office:value="0.744814075992" calcext:value-type="float">
            <text:p>0.7448140759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123.171196479" calcext:value-type="float">
            <text:p>123.171196479</text:p>
          </table:table-cell>
          <table:table-cell office:value-type="float" office:value="0.281107905196" calcext:value-type="float">
            <text:p>0.281107905196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Linear Regression</text:p>
          </table:table-cell>
          <table:table-cell office:value-type="float" office:value="34.0874571548" calcext:value-type="float">
            <text:p>34.0874571548</text:p>
          </table:table-cell>
          <table:table-cell office:value-type="float" office:value="0.791203378619" calcext:value-type="float">
            <text:p>0.791203378619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32.7016893157" calcext:value-type="float">
            <text:p>32.7016893157</text:p>
          </table:table-cell>
          <table:table-cell office:value-type="float" office:value="0.80049353923" calcext:value-type="float">
            <text:p>0.8004935392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35.1250292602" calcext:value-type="float">
            <text:p>35.1250292602</text:p>
          </table:table-cell>
          <table:table-cell office:value-type="float" office:value="0.785060277963" calcext:value-type="float">
            <text:p>0.785060277963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32.6939660128" calcext:value-type="float">
            <text:p>32.6939660128</text:p>
          </table:table-cell>
          <table:table-cell office:value-type="float" office:value="0.800408884128" calcext:value-type="float">
            <text:p>0.8004088841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35.4501262182" calcext:value-type="float">
            <text:p>35.4501262182</text:p>
          </table:table-cell>
          <table:table-cell office:value-type="float" office:value="0.783045260215" calcext:value-type="float">
            <text:p>0.78304526021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32.4982374911" calcext:value-type="float">
            <text:p>32.4982374911</text:p>
          </table:table-cell>
          <table:table-cell office:value-type="float" office:value="0.801506756728" calcext:value-type="float">
            <text:p>0.801506756728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37.8610566305" calcext:value-type="float">
            <text:p>37.8610566305</text:p>
          </table:table-cell>
          <table:table-cell office:value-type="float" office:value="0.768402625835" calcext:value-type="float">
            <text:p>0.76840262583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32.108824735" calcext:value-type="float">
            <text:p>32.108824735</text:p>
          </table:table-cell>
          <table:table-cell office:value-type="float" office:value="0.803787480675" calcext:value-type="float">
            <text:p>0.803787480675</text:p>
          </table:table-cell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33.0847358694" calcext:value-type="float">
            <text:p>33.0847358694</text:p>
          </table:table-cell>
          <table:table-cell office:value-type="float" office:value="0.79784996947" calcext:value-type="float">
            <text:p>0.79784996947</text:p>
          </table:table-cell>
          <table:table-cell table:number-columns-repeated="1019"/>
        </table:table-row>
        <table:table-row table:style-name="ro2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31.315471613" calcext:value-type="float">
            <text:p>31.315471613</text:p>
          </table:table-cell>
          <table:table-cell table:style-name="ce8" office:value-type="float" office:value="0.808931775951" calcext:value-type="float">
            <text:p>0.80893177595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'learning_rate': 0.01, 'max_depth': 3, 'max_features': 'sqrt', 'n_estimators': 300, <text:s/>'subsample': 0.5</text:p>
          </table:table-cell>
          <table:table-cell table:style-name="ce8" table:number-columns-repeated="1017"/>
        </table:table-row>
        <table:table-row table:style-name="ro2">
          <table:table-cell table:style-name="ce11" office:value-type="float" office:value="2015" calcext:value-type="float">
            <text:p>2015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Gradient Boosting</text:p>
          </table:table-cell>
          <table:table-cell table:style-name="ce11" office:value-type="float" office:value="29.4710543083" calcext:value-type="float">
            <text:p>29.4710543083</text:p>
          </table:table-cell>
          <table:table-cell table:style-name="ce11" office:value-type="float" office:value="0.819785170646" calcext:value-type="float">
            <text:p>0.81978517064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'learning_rate': 0.01, 'max_depth': 3, 'max_features': 'sqrt', 'n_estimators': 300, 'subsample': 0.5</text:p>
          </table:table-cell>
          <table:table-cell table:style-name="ce11" table:number-columns-repeated="1017"/>
        </table:table-row>
        <table:table-row table:style-name="ro2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4-Smallest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30.3807888485" calcext:value-type="float">
            <text:p>30.3807888485</text:p>
          </table:table-cell>
          <table:table-cell table:style-name="ce8" office:value-type="float" office:value="0.814223456672" calcext:value-type="float">
            <text:p>0.81422345667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'learning_rate': 0.01, 'max_depth': 3, 'max_features': 'sqrt', 'n_estimators': 300, 'subsample': 0.5</text:p>
          </table:table-cell>
          <table:table-cell table:style-name="ce8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aseline</text:p>
          </table:table-cell>
          <table:table-cell office:value-type="float" office:value="64.357582933" calcext:value-type="float">
            <text:p>64.357582933</text:p>
          </table:table-cell>
          <table:table-cell office:value-type="float" office:value="0.620222303278" calcext:value-type="float">
            <text:p>0.620222303278</text:p>
          </table:table-cell>
          <table:table-cell table:number-columns-repeated="1019"/>
        </table:table-row>
        <table:table-row table:style-name="ro2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-Full</text:p>
          </table:table-cell>
          <table:table-cell table:style-name="ce8" office:value-type="string" calcext:value-type="string">
            <text:p>Linear Regression</text:p>
          </table:table-cell>
          <table:table-cell table:style-name="ce8" office:value-type="float" office:value="44.2324174147" calcext:value-type="float">
            <text:p>44.2324174147</text:p>
          </table:table-cell>
          <table:table-cell table:style-name="ce8" office:value-type="float" office:value="0.736768379586" calcext:value-type="float">
            <text:p>0.736768379586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8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Random Forest</text:p>
          </table:table-cell>
          <table:table-cell office:value-type="float" office:value="49.5273414207" calcext:value-type="float">
            <text:p>49.5273414207</text:p>
          </table:table-cell>
          <table:table-cell office:value-type="float" office:value="0.704230099892" calcext:value-type="float">
            <text:p>0.704230099892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Linear Regression</text:p>
          </table:table-cell>
          <table:table-cell office:value-type="float" office:value="45.1141205384" calcext:value-type="float">
            <text:p>45.1141205384</text:p>
          </table:table-cell>
          <table:table-cell office:value-type="float" office:value="0.730906801391" calcext:value-type="float">
            <text:p>0.730906801391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-Small</text:p>
          </table:table-cell>
          <table:table-cell office:value-type="string" calcext:value-type="string">
            <text:p>Random Forest</text:p>
          </table:table-cell>
          <table:table-cell office:value-type="float" office:value="51.464747631" calcext:value-type="float">
            <text:p>51.464747631</text:p>
          </table:table-cell>
          <table:table-cell office:value-type="float" office:value="0.693967431339" calcext:value-type="float">
            <text:p>0.693967431339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Linear Regression</text:p>
          </table:table-cell>
          <table:table-cell office:value-type="float" office:value="44.9986461792" calcext:value-type="float">
            <text:p>44.9986461792</text:p>
          </table:table-cell>
          <table:table-cell office:value-type="float" office:value="0.731645514143" calcext:value-type="float">
            <text:p>0.73164551414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3-Smaller</text:p>
          </table:table-cell>
          <table:table-cell office:value-type="string" calcext:value-type="string">
            <text:p>Random Forest</text:p>
          </table:table-cell>
          <table:table-cell office:value-type="float" office:value="46.0817846851" calcext:value-type="float">
            <text:p>46.0817846851</text:p>
          </table:table-cell>
          <table:table-cell office:value-type="float" office:value="0.72476578375" calcext:value-type="float">
            <text:p>0.72476578375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Linear Regression</text:p>
          </table:table-cell>
          <table:table-cell office:value-type="float" office:value="50.4197940756" calcext:value-type="float">
            <text:p>50.4197940756</text:p>
          </table:table-cell>
          <table:table-cell office:value-type="float" office:value="0.699139692174" calcext:value-type="float">
            <text:p>0.699139692174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Random Forest</text:p>
          </table:table-cell>
          <table:table-cell office:value-type="float" office:value="50.0291470977" calcext:value-type="float">
            <text:p>50.0291470977</text:p>
          </table:table-cell>
          <table:table-cell office:value-type="float" office:value="0.702429401483" calcext:value-type="float">
            <text:p>0.702429401483</text:p>
          </table:table-cell>
          <table:table-cell table:number-columns-repeated="101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-Full</text:p>
          </table:table-cell>
          <table:table-cell office:value-type="string" calcext:value-type="string">
            <text:p>Gradient Boosting</text:p>
          </table:table-cell>
          <table:table-cell office:value-type="float" office:value="47.0016437724" calcext:value-type="float">
            <text:p>47.0016437724</text:p>
          </table:table-cell>
          <table:table-cell office:value-type="float" office:value="0.719994152868" calcext:value-type="float">
            <text:p>0.719994152868</text:p>
          </table:table-cell>
          <table:table-cell table:number-columns-repeated="1019"/>
        </table:table-row>
        <table:table-row table:style-name="ro2"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2-Small</text:p>
          </table:table-cell>
          <table:table-cell table:style-name="ce8" office:value-type="string" calcext:value-type="string">
            <text:p>Gradient Boosting</text:p>
          </table:table-cell>
          <table:table-cell table:style-name="ce8" office:value-type="float" office:value="41.8358495546" calcext:value-type="float">
            <text:p>41.8358495546</text:p>
          </table:table-cell>
          <table:table-cell table:style-name="ce8" office:value-type="float" office:value="0.751423141191" calcext:value-type="float">
            <text:p>0.75142314119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'learning_rate': 0.01, 'max_depth': 3, 'max_features': 'sqrt', 'n_estimators': 300, 'subsample': 0.5</text:p>
          </table:table-cell>
          <table:table-cell table:style-name="ce8" table:number-columns-repeated="1017"/>
        </table:table-row>
        <table:table-row table:style-name="ro2"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3-Smaller</text:p>
          </table:table-cell>
          <table:table-cell table:style-name="ce11" office:value-type="string" calcext:value-type="string">
            <text:p>Gradient Boosting</text:p>
          </table:table-cell>
          <table:table-cell table:style-name="ce11" office:value-type="float" office:value="41.211564115" calcext:value-type="float">
            <text:p>41.211564115</text:p>
          </table:table-cell>
          <table:table-cell table:style-name="ce11" office:value-type="float" office:value="0.754879234626" calcext:value-type="float">
            <text:p>0.75487923462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'learning_rate': 0.01, 'max_depth': 3, 'max_features': 'sqrt', 'n_estimators': 300, <text:s/>'subsample': 0.5</text:p>
          </table:table-cell>
          <table:table-cell table:style-name="ce11" table:number-columns-repeated="1017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4-Smallest</text:p>
          </table:table-cell>
          <table:table-cell office:value-type="string" calcext:value-type="string">
            <text:p>Gradient Boosting</text:p>
          </table:table-cell>
          <table:table-cell office:value-type="float" office:value="46.2995438883" calcext:value-type="float">
            <text:p>46.2995438883</text:p>
          </table:table-cell>
          <table:table-cell office:value-type="float" office:value="0.724750144266" calcext:value-type="float">
            <text:p>0.7247501442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4">
          <table:table-cell table:style-name="ce10" table:number-columns-repeated="1024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9:05:10.598223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9:14:28.675474954</meta:creation-date>
    <meta:generator>LibreOffice/5.3.1.2$Linux_X86_64 LibreOffice_project/30m0$Build-2</meta:generator>
    <dc:date>2018-01-12T10:30:22.776308576</dc:date>
    <meta:editing-duration>PT20H50M55S</meta:editing-duration>
    <meta:editing-cycles>48</meta:editing-cycles>
    <meta:document-statistic meta:table-count="1" meta:cell-count="425" meta:object-count="0"/>
  </office:meta>
</office:document-meta>
</file>